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87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8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9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5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6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79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4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7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45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9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8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5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2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40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8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44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8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33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7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70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6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4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5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7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4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85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2.1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31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2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0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4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84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37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9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solid" draw:fill-color="#6633cc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1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59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77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523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1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5.814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03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15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7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84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9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6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7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7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9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8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9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8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4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0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9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49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6.49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0.01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91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69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84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2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22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5.593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827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80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5.63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537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66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8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8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4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92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07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91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9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87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074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822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84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6.081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07cm" fo:min-width="4.151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05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21cm" fo:min-width="5.5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3.2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8.65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91cm" fo:min-width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502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60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38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79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841cm" fo:min-width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3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57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06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3cm" fo:min-width="6.83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93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62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46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0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1.01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4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12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801cm" fo:min-width="7.025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0.20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85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82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6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944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4.532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0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09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71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137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408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7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5cm" fo:min-width="0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1.644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345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489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" fo:font-size="12pt" style:font-size-asian="12pt" style:font-name-complex="Symbol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9" style:family="text">
      <style:text-properties fo:color="#000000" style:font-name="PalatinoLinotype1" fo:font-size="7pt" style:font-size-asian="7pt" style:font-name-complex="PalatinoLinotype1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1" fo:font-size="12pt" style:font-size-asian="12pt" style:font-name-complex="PalatinoLinotype1" style:font-size-complex="12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41cm" svg:height="0.497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NIX Shells </text:span></text:p>
          </draw:text-box>
        </draw:frame>
        <draw:frame draw:style-name="gr3" draw:text-style-name="P3" draw:layer="layout" svg:width="0.422cm" svg:height="0.497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4.083cm" svg:height="0.497cm" svg:x="3.175cm" svg:y="4.303cm">
          <draw:text-box>
            <text:p text:style-name="P2"><text:span text:style-name="T2">What is a “shell” ? </text:span></text:p>
          </draw:text-box>
        </draw:frame>
        <draw:frame draw:style-name="gr3" draw:text-style-name="P3" draw:layer="layout" svg:width="0.422cm" svg:height="0.497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10.297cm" svg:height="0.497cm" svg:x="3.175cm" svg:y="6.589cm">
          <draw:text-box>
            <text:p text:style-name="P2"><text:span text:style-name="T2">Determine the “official” name for each of these </text:span></text:p>
          </draw:text-box>
        </draw:frame>
        <draw:frame draw:style-name="gr3" draw:text-style-name="P3" draw:layer="layout" svg:width="0.422cm" svg:height="0.497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624cm" svg:height="0.497cm" svg:x="4.445cm" svg:y="7.732cm">
          <draw:text-box>
            <text:p text:style-name="P2"><text:span text:style-name="T2">s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756cm" svg:height="0.497cm" svg:x="4.445cm" svg:y="8.303cm">
          <draw:text-box>
            <text:p text:style-name="P2"><text:span text:style-name="T2">js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883cm" svg:height="0.497cm" svg:x="4.445cm" svg:y="8.875cm">
          <draw:text-box>
            <text:p text:style-name="P2"><text:span text:style-name="T2">ks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861cm" svg:height="0.497cm" svg:x="4.445cm" svg:y="9.446cm">
          <draw:text-box>
            <text:p text:style-name="P2"><text:span text:style-name="T2">cs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1.149cm" svg:height="0.497cm" svg:x="4.445cm" svg:y="10.018cm">
          <draw:text-box>
            <text:p text:style-name="P2"><text:span text:style-name="T2">bas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1.031cm" svg:height="0.497cm" svg:x="4.445cm" svg:y="10.585cm">
          <draw:text-box>
            <text:p text:style-name="P2"><text:span text:style-name="T2">tcs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878cm" svg:height="0.497cm" svg:x="4.445cm" svg:y="11.157cm">
          <draw:text-box>
            <text:p text:style-name="P2"><text:span text:style-name="T2">ash </text:span></text:p>
          </draw:text-box>
        </draw:frame>
        <draw:frame draw:style-name="gr3" draw:text-style-name="P3" draw:layer="layout" svg:width="0.422cm" svg:height="0.497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7.791cm" svg:height="0.497cm" svg:x="3.175cm" svg:y="12.871cm">
          <draw:text-box>
            <text:p text:style-name="P2"><text:span text:style-name="T2">What shell are you currently using? </text:span></text:p>
          </draw:text-box>
        </draw:frame>
        <draw:frame draw:style-name="gr3" draw:text-style-name="P3" draw:layer="layout" svg:width="0.422cm" svg:height="0.497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8.486cm" svg:height="0.497cm" svg:x="3.175cm" svg:y="15.157cm">
          <draw:text-box>
            <text:p text:style-name="P2"><text:span text:style-name="T2">How do you change your default shell? </text:span></text:p>
          </draw:text-box>
        </draw:frame>
        <draw:frame draw:style-name="gr3" draw:text-style-name="P3" draw:layer="layout" svg:width="0.422cm" svg:height="0.497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4.793cm" svg:height="0.497cm" svg:x="3.175cm" svg:y="17.439cm">
          <draw:text-box>
            <text:p text:style-name="P2"><text:span text:style-name="T2">How do you change your currently running shell (not permanently)? </text:span></text:p>
          </draw:text-box>
        </draw:frame>
        <draw:frame draw:style-name="gr3" draw:text-style-name="P3" draw:layer="layout" svg:width="0.422cm" svg:height="0.497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97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 “command interpreter” as the textbook puts it.</text:span></text:p>
            <text:p><text:span text:style-name="T7">In other words, it is a command line interface that contains the code to execute</text:span></text:p>
            <text:p><text:span text:style-name="T7">certain commands provided to it by the user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he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avascript system she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orn she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 she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ourne again she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ENEX C she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lmquist she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sh (Z shell)</text:span></text:p>
            <text:p><text:span text:style-name="T7">I knew this because I picked it, but it can be identified using “echo $SHELL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hsh</text:span></text:p>
            <text:p><text:span text:style-name="T7">It is also recommended to run “which {desired_shell_name}” <text:s/>prior to running</text:span></text:p>
            <text:p><text:span text:style-name="T7">chsh as it will tell you the full path to the shell you want, which chsh expect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{desired_shell_name}</text:span></text:p>
            <text:p><text:span text:style-name="T7">So for example, I’m running zsh, if I wanted to run bash temporarily I would type:</text:span></text:p>
            <text:p><text:span text:style-name="T7">ba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NIX Plumbing </text:span></text:p>
          </draw:text-box>
        </draw:frame>
        <draw:frame draw:style-name="gr36" draw:text-style-name="P3" draw:layer="layout" svg:width="19.454cm" svg:height="0.497cm" svg:x="1.905cm" svg:y="3.308cm">
          <draw:text-box>
            <text:p text:style-name="P2"><text:span text:style-name="T2">The plumbing operators allow you to redirect output to/from a file or to another program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3.93cm" svg:height="0.497cm" svg:x="3.175cm" svg:y="3.879cm">
          <draw:text-box>
            <text:p text:style-name="P2"><text:span text:style-name="T2">command &gt; file <text:s/>- run command, send its </text:span><text:span text:style-name="T8">standard output </text:span><text:span text:style-name="T2">to fi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3.59cm" svg:height="0.497cm" svg:x="3.175cm" svg:y="4.451cm">
          <draw:text-box>
            <text:p text:style-name="P2"><text:span text:style-name="T2">command &lt; file – run command, read </text:span><text:span text:style-name="T8">file</text:span><text:span text:style-name="T2"> as its </text:span><text:span text:style-name="T8">standard inpu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3.84cm" svg:height="0.497cm" svg:x="3.175cm" svg:y="5.022cm">
          <draw:text-box>
            <text:p text:style-name="P2"><text:span text:style-name="T2">command 2&gt; file – run command, send its </text:span><text:span text:style-name="T8">standard</text:span><text:span text:style-name="T2"> </text:span><text:span text:style-name="T8">error</text:span><text:span text:style-name="T2"> to fi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20.055cm" svg:height="0.497cm" svg:x="3.175cm" svg:y="5.594cm">
          <draw:text-box>
            <text:p text:style-name="P2"><text:span text:style-name="T2">command1 | command2 – run command 1 and 2, send command 1’s <text:s/>standard output to com-</text:span></text:p>
          </draw:text-box>
        </draw:frame>
        <draw:frame draw:style-name="gr41" draw:text-style-name="P3" draw:layer="layout" svg:width="5.527cm" svg:height="0.497cm" svg:x="3.175cm" svg:y="6.165cm">
          <draw:text-box>
            <text:p text:style-name="P2"><text:span text:style-name="T2">mand 2’s standard inpu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7.49cm" svg:height="0.497cm" svg:x="3.175cm" svg:y="6.737cm">
          <draw:text-box>
            <text:p text:style-name="P2"><text:span text:style-name="T2">command 2&gt;&amp;1 – run command, merge its standard error to its standard output 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2.402cm" svg:height="0.497cm" svg:x="3.175cm" svg:y="8.451cm">
          <draw:text-box>
            <text:p text:style-name="P2"><text:span text:style-name="T2">Use the </text:span><text:span text:style-name="T8">find</text:span><text:span text:style-name="T2"> command to list all of the files in a directory 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20.982cm" svg:height="0.497cm" svg:x="3.175cm" svg:y="10.733cm">
          <draw:text-box>
            <text:p text:style-name="P2"><text:span text:style-name="T2">Use the find command as before, but pipe the output to one of the </text:span><text:span text:style-name="T8">pagination</text:span><text:span text:style-name="T2"> programs (</text:span><text:span text:style-name="T8">more</text:span><text:span text:style-name="T2"> or </text:span></text:p>
          </draw:text-box>
        </draw:frame>
        <draw:frame draw:style-name="gr45" draw:text-style-name="P3" draw:layer="layout" svg:width="9.442cm" svg:height="0.497cm" svg:x="3.175cm" svg:y="11.305cm">
          <draw:text-box>
            <text:p text:style-name="P2"><text:span text:style-name="T8">less</text:span><text:span text:style-name="T2">) to view the output one page at a time: </text:span></text:p>
          </draw:text-box>
        </draw:frame>
        <draw:frame draw:style-name="gr3" draw:text-style-name="P3" draw:layer="layout" svg:width="0.422cm" svg:height="0.497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6.86cm" svg:height="0.497cm" svg:x="3.175cm" svg:y="13.591cm">
          <draw:text-box>
            <text:p text:style-name="P2"><text:span text:style-name="T2">Show the output of the </text:span><text:span text:style-name="T8">ps</text:span><text:span text:style-name="T2"> command, but only look for lines that contain bash <text:s/></text:span></text:p>
          </draw:text-box>
        </draw:frame>
        <draw:frame draw:style-name="gr3" draw:text-style-name="P3" draw:layer="layout" svg:width="0.422cm" svg:height="0.497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20.335cm" svg:height="0.497cm" svg:x="3.175cm" svg:y="16.444cm">
          <draw:text-box>
            <text:p text:style-name="P2"><text:span text:style-name="T2">Use the </text:span><text:span text:style-name="T8">git</text:span><text:span text:style-name="T2"> command line utility to list all of the available branches that include the string “re-</text:span></text:p>
          </draw:text-box>
        </draw:frame>
        <draw:frame draw:style-name="gr48" draw:text-style-name="P3" draw:layer="layout" svg:width="2.974cm" svg:height="0.497cm" svg:x="3.175cm" svg:y="17.015cm">
          <draw:text-box>
            <text:p text:style-name="P2"><text:span text:style-name="T2">lease-to-test” </text:span></text:p>
          </draw:text-box>
        </draw:frame>
        <draw:frame draw:style-name="gr3" draw:text-style-name="P3" draw:layer="layout" svg:width="0.422cm" svg:height="0.497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49" draw:text-style-name="P3" draw:layer="layout" svg:width="19.704cm" svg:height="0.497cm" svg:x="3.175cm" svg:y="19.301cm">
          <draw:text-box>
            <text:p text:style-name="P2"><text:span text:style-name="T2">The command to find lines of a file that contain the text “monty burns” (ignoring case), but </text:span></text:p>
          </draw:text-box>
        </draw:frame>
        <draw:frame draw:style-name="gr50" draw:text-style-name="P3" draw:layer="layout" svg:width="4.468cm" svg:height="0.497cm" svg:x="3.175cm" svg:y="19.873cm">
          <draw:text-box>
            <text:p text:style-name="P2"><text:span text:style-name="T2">then only show the 3</text:span></text:p>
          </draw:text-box>
        </draw:frame>
        <draw:frame draw:style-name="gr51" draw:text-style-name="P7" draw:layer="layout" svg:width="0.277cm" svg:height="0.289cm" svg:x="6.799cm" svg:y="19.879cm">
          <draw:text-box>
            <text:p text:style-name="P2"><text:span text:style-name="T9">rd</text:span></text:p>
          </draw:text-box>
        </draw:frame>
        <draw:frame draw:style-name="gr52" draw:text-style-name="P3" draw:layer="layout" svg:width="0.544cm" svg:height="0.497cm" svg:x="7.019cm" svg:y="19.873cm">
          <draw:text-box>
            <text:p text:style-name="P2"><text:span text:style-name="T2">, 4</text:span></text:p>
          </draw:text-box>
        </draw:frame>
        <draw:frame draw:style-name="gr53" draw:text-style-name="P7" draw:layer="layout" svg:width="0.256cm" svg:height="0.289cm" svg:x="7.4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1.475cm" svg:height="0.497cm" svg:x="7.595cm" svg:y="19.873cm">
          <draw:text-box>
            <text:p text:style-name="P2"><text:span text:style-name="T2">, and 8</text:span></text:p>
          </draw:text-box>
        </draw:frame>
        <draw:frame draw:style-name="gr53" draw:text-style-name="P7" draw:layer="layout" svg:width="0.256cm" svg:height="0.289cm" svg:x="8.742cm" svg:y="19.879cm">
          <draw:text-box>
            <text:p text:style-name="P2"><text:span text:style-name="T9">th</text:span></text:p>
          </draw:text-box>
        </draw:frame>
        <draw:frame draw:style-name="gr55" draw:text-style-name="P3" draw:layer="layout" svg:width="9.48cm" svg:height="0.497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3" draw:text-style-name="P3" draw:layer="layout" svg:width="0.422cm" svg:height="0.497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6" draw:text-style-name="P8" draw:layer="layout" svg:width="4.735cm" svg:height="0.547cm" svg:x="3.451cm" svg:y="9.047cm">
          <draw:text-box>
            <text:p><text:span text:style-name="T10">find {directory_name}</text:span></text:p>
          </draw:text-box>
        </draw:frame>
        <draw:frame draw:style-name="gr57" draw:text-style-name="P8" draw:layer="layout" svg:width="5.84cm" svg:height="0.547cm" svg:x="3.415cm" svg:y="11.841cm">
          <draw:text-box>
            <text:p><text:span text:style-name="T10">find {directory_name} | less</text:span></text:p>
          </draw:text-box>
        </draw:frame>
        <draw:frame draw:style-name="gr58" draw:text-style-name="P8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59" draw:text-style-name="P8" draw:layer="layout" svg:width="7.093cm" svg:height="0.547cm" svg:x="3.47cm" svg:y="17.517cm">
          <draw:text-box>
            <text:p><text:span text:style-name="T10">git branch | grep “release-to-test”</text:span></text:p>
          </draw:text-box>
        </draw:frame>
        <draw:frame draw:style-name="gr60" draw:text-style-name="P8" draw:layer="layout" svg:width="10.928cm" svg:height="0.547cm" svg:x="3.47cm" svg:y="20.35cm">
          <draw:text-box>
            <text:p><text:span text:style-name="T10">cut -s -f 3,4,8 -d “~” {file} | grep -i “monty.burns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61" draw:text-style-name="P4" draw:layer="layout" svg:width="5.056cm" svg:height="0.513cm" svg:x="1.905cm" svg:y="2.558cm">
          <draw:text-box>
            <text:p text:style-name="P2"><text:span text:style-name="T3">Programming with </text:span><text:span text:style-name="T11">sed </text:span></text:p>
          </draw:text-box>
        </draw:frame>
        <draw:frame draw:style-name="gr62" draw:text-style-name="P3" draw:layer="layout" svg:width="21.854cm" svg:height="0.497cm" svg:x="1.905cm" svg:y="3.308cm">
          <draw:text-box>
            <text:p text:style-name="P2"><text:span text:style-name="T2">Find one of the millions of references on the </text:span><text:span text:style-name="T8">sed</text:span><text:span text:style-name="T2"> tool then answer these questions (some of these are </text:span></text:p>
          </draw:text-box>
        </draw:frame>
        <draw:frame draw:style-name="gr63" draw:text-style-name="P3" draw:layer="layout" svg:width="22.16cm" svg:height="0.497cm" svg:x="1.905cm" svg:y="3.879cm">
          <draw:text-box>
            <text:p text:style-name="P2"><text:span text:style-name="T2">basically Hacker Rank questions, so theres some easy Hackos here). <text:s/>Remember, </text:span><text:span text:style-name="T8">sed</text:span><text:span text:style-name="T2"> expects its input </text:span></text:p>
          </draw:text-box>
        </draw:frame>
        <draw:frame draw:style-name="gr64" draw:text-style-name="P3" draw:layer="layout" svg:width="21.317cm" svg:height="0.497cm" svg:x="1.905cm" svg:y="4.451cm">
          <draw:text-box>
            <text:p text:style-name="P2"><text:span text:style-name="T2">to come from standard input, and it writes its output to standard output – so you’ll want to use the </text:span></text:p>
          </draw:text-box>
        </draw:frame>
        <draw:frame draw:style-name="gr65" draw:text-style-name="P3" draw:layer="layout" svg:width="3.622cm" svg:height="0.497cm" svg:x="1.905cm" svg:y="5.022cm">
          <draw:text-box>
            <text:p text:style-name="P2"><text:span text:style-name="T2">pipe operations: </text:span></text:p>
          </draw:text-box>
        </draw:frame>
        <draw:frame draw:style-name="gr3" draw:text-style-name="P3" draw:layer="layout" svg:width="0.422cm" svg:height="0.497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6" draw:text-style-name="P3" draw:layer="layout" svg:width="20.504cm" svg:height="0.497cm" svg:x="3.175cm" svg:y="6.165cm">
          <draw:text-box>
            <text:p text:style-name="P2"><text:span text:style-name="T2">Replace the text “Atlanta Falcons win” with “New England Patriots win”, ignoring case and all </text:span></text:p>
          </draw:text-box>
        </draw:frame>
        <draw:frame draw:style-name="gr67" draw:text-style-name="P3" draw:layer="layout" svg:width="4.743cm" svg:height="0.497cm" svg:x="3.175cm" svg:y="6.737cm">
          <draw:text-box>
            <text:p text:style-name="P2"><text:span text:style-name="T2">occurrences on a line 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8" draw:text-style-name="P3" draw:layer="layout" svg:width="19.844cm" svg:height="0.497cm" svg:x="3.175cm" svg:y="10.162cm">
          <draw:text-box>
            <text:p text:style-name="P2"><text:span text:style-name="T2">Replace the text “Atlanta Falcons win” with “New England Patriots win”, ignoring case and </text:span></text:p>
          </draw:text-box>
        </draw:frame>
        <draw:frame draw:style-name="gr69" draw:text-style-name="P3" draw:layer="layout" svg:width="8.376cm" svg:height="0.497cm" svg:x="3.175cm" svg:y="10.733cm">
          <draw:text-box>
            <text:p text:style-name="P2"><text:span text:style-name="T2">only occurrences as the start of a line. </text:span></text:p>
          </draw:text-box>
        </draw:frame>
        <draw:frame draw:style-name="gr3" draw:text-style-name="P3" draw:layer="layout" svg:width="0.422cm" svg:height="0.497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70" draw:text-style-name="P3" draw:layer="layout" svg:width="20.593cm" svg:height="0.497cm" svg:x="3.175cm" svg:y="14.162cm">
          <draw:text-box>
            <text:p text:style-name="P2"><text:span text:style-name="T2">Use </text:span><text:span text:style-name="T8">character types</text:span><text:span text:style-name="T2"> to match two or more commas in a row and replace them with one comma </text:span></text:p>
          </draw:text-box>
        </draw:frame>
        <draw:frame draw:style-name="gr3" draw:text-style-name="P3" draw:layer="layout" svg:width="0.422cm" svg:height="0.497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1" draw:text-style-name="P9" draw:layer="layout" svg:width="3.221cm" svg:height="0.025cm" svg:x="15.299cm" svg:y="17.365cm" svg:viewBox="0 0 3222 26" draw:points="0,26 3222,26 3222,0 0,0">
          <text:p/>
        </draw:polygon>
        <draw:frame draw:style-name="gr72" draw:text-style-name="P3" draw:layer="layout" svg:width="20.915cm" svg:height="0.497cm" svg:x="3.175cm" svg:y="17.015cm">
          <draw:text-box>
            <text:p text:style-name="P2"><text:span text:style-name="T2">Use </text:span><text:span text:style-name="T8">regular expression grouping </text:span><text:span text:style-name="T2">to match a ship.edu email address (e.g. </text:span><text:span text:style-name="T12">aA1234@ship.edu)</text:span><text:span text:style-name="T2"> and </text:span></text:p>
          </draw:text-box>
        </draw:frame>
        <draw:frame draw:style-name="gr73" draw:text-style-name="P3" draw:layer="layout" svg:width="19.598cm" svg:height="0.497cm" svg:x="3.175cm" svg:y="17.587cm">
          <draw:text-box>
            <text:p text:style-name="P2"><text:span text:style-name="T2">re-write it to be a “cs.ship.edu” email address, but in all lower case: <text:s/>aa1234@cs.ship.edu. </text:span></text:p>
          </draw:text-box>
        </draw:frame>
        <draw:frame draw:style-name="gr3" draw:text-style-name="P3" draw:layer="layout" svg:width="0.422cm" svg:height="0.497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4" draw:text-style-name="P6" draw:layer="layout" svg:width="13.773cm" svg:height="0.547cm" svg:x="3.451cm" svg:y="7.269cm">
          <draw:text-box>
            <text:p><text:span text:style-name="T7">sed -i “s/Atlanta Falcons win/New England Patriots win/gI” {file}</text:span></text:p>
          </draw:text-box>
        </draw:frame>
        <draw:frame draw:style-name="gr75" draw:text-style-name="P6" draw:layer="layout" svg:width="13.523cm" svg:height="0.547cm" svg:x="3.441cm" svg:y="11.206cm">
          <draw:text-box>
            <text:p><text:span text:style-name="T7">sed -i “s/Atlanta Falcons win/New England Patriots win/I” {file}</text:span></text:p>
          </draw:text-box>
        </draw:frame>
        <draw:frame draw:style-name="gr76" draw:text-style-name="P6" draw:layer="layout" svg:width="5.12cm" svg:height="0.547cm" svg:x="3.457cm" svg:y="14.723cm">
          <draw:text-box>
            <text:p><text:span text:style-name="T7">sed -i "s/,\{2,\}/,/g" {file}</text:span></text:p>
          </draw:text-box>
        </draw:frame>
        <draw:frame draw:style-name="gr77" draw:text-style-name="P6" draw:layer="layout" svg:width="15.814cm" svg:height="2.731cm" svg:x="3.324cm" svg:y="18.318cm">
          <draw:text-box>
            <text:p><text:span text:style-name="T7">sed -i "s/\(\w\{6\}\)@ship.edu/\L\1@cs.ship.edu/g" {file}</text:span></text:p>
            <text:p><text:span text:style-name="T7"/></text:p>
            <text:p><text:span text:style-name="T7">or to match only ccNNNN@ship.edu where c = character and N = number:</text:span></text:p>
            <text:p><text:span text:style-name="T7"/></text:p>
            <text:p><text:span text:style-name="T7">sed -i "s/\([a-zA-Z]\{2\}[0-9]\{4\}\)@ship.edu/\L\1@cs.ship.edu/g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78" draw:text-style-name="P4" draw:layer="layout" svg:width="5.133cm" svg:height="0.513cm" svg:x="1.905cm" svg:y="2.558cm">
          <draw:text-box>
            <text:p text:style-name="P2"><text:span text:style-name="T3">Programming with </text:span><text:span text:style-name="T11">awk </text:span></text:p>
          </draw:text-box>
        </draw:frame>
        <draw:frame draw:style-name="gr79" draw:text-style-name="P3" draw:layer="layout" svg:width="17.037cm" svg:height="0.497cm" svg:x="1.905cm" svg:y="3.308cm">
          <draw:text-box>
            <text:p text:style-name="P2"><text:span text:style-name="T2">Hacker Rank also has a section </text:span><text:span text:style-name="T8">awk</text:span><text:span text:style-name="T2">, which may be useful and vaguely similar: </text:span></text:p>
          </draw:text-box>
        </draw:frame>
        <draw:frame draw:style-name="gr3" draw:text-style-name="P3" draw:layer="layout" svg:width="0.422cm" svg:height="0.497cm" svg:x="2.54cm" svg:y="3.879cm">
          <draw:text-box>
            <text:p text:style-name="P2"><text:span text:style-name="T2"><text:s text:c="2"/></text:span></text:p>
          </draw:text-box>
        </draw:frame>
        <draw:frame draw:style-name="gr80" draw:text-style-name="P3" draw:layer="layout" svg:width="0.679cm" svg:height="0.497cm" svg:x="2.54cm" svg:y="4.451cm">
          <draw:text-box>
            <text:p text:style-name="P2"><text:span text:style-name="T2">1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81" draw:text-style-name="P3" draw:layer="layout" svg:width="20.157cm" svg:height="0.497cm" svg:x="3.175cm" svg:y="4.451cm">
          <draw:text-box>
            <text:p text:style-name="P2"><text:span text:style-name="T2">Write an </text:span><text:span text:style-name="T8">awk</text:span><text:span text:style-name="T2"> script that can verify when a line contains exactly 4 fields, separated by spaces </text:span></text:p>
          </draw:text-box>
        </draw:frame>
        <draw:frame draw:style-name="gr82" draw:text-style-name="P3" draw:layer="layout" svg:width="3.973cm" svg:height="0.497cm" svg:x="3.175cm" svg:y="5.022cm">
          <draw:text-box>
            <text:p text:style-name="P2"><text:span text:style-name="T2">(see HR: Awk #1) </text:span></text:p>
          </draw:text-box>
        </draw:frame>
        <draw:frame draw:style-name="gr3" draw:text-style-name="P3" draw:layer="layout" svg:width="0.422cm" svg:height="0.497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737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308cm">
          <draw:text-box>
            <text:p text:style-name="P2"><text:span text:style-name="T2">11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83" draw:text-style-name="P3" draw:layer="layout" svg:width="20.843cm" svg:height="0.497cm" svg:x="3.175cm" svg:y="7.308cm">
          <draw:text-box>
            <text:p text:style-name="P2"><text:span text:style-name="T2">Write an </text:span><text:span text:style-name="T8">awk</text:span><text:span text:style-name="T2"> script that will compute the average of three numbers (fields 2, 3, 4) and print the </text:span></text:p>
          </draw:text-box>
        </draw:frame>
        <draw:frame draw:style-name="gr84" draw:text-style-name="P3" draw:layer="layout" svg:width="13.591cm" svg:height="0.497cm" svg:x="3.175cm" svg:y="7.88cm">
          <draw:text-box>
            <text:p text:style-name="P2"><text:span text:style-name="T2">first field, a colon, and the average on a line (see HR: Awk #2) 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85" draw:text-style-name="P4" draw:layer="layout" svg:width="6.301cm" svg:height="0.513cm" svg:x="1.905cm" svg:y="10.47cm">
          <draw:text-box>
            <text:p text:style-name="P2"><text:span text:style-name="T3">UNIX Environment Variables</text:span><text:span text:style-name="T11"> </text:span></text:p>
          </draw:text-box>
        </draw:frame>
        <draw:frame draw:style-name="gr86" draw:text-style-name="P3" draw:layer="layout" svg:width="20.91cm" svg:height="0.497cm" svg:x="1.905cm" svg:y="11.22cm">
          <draw:text-box>
            <text:p text:style-name="P2"><text:span text:style-name="T2">Lookup the following environment variables, describe what they do and when you would need to </text:span></text:p>
          </draw:text-box>
        </draw:frame>
        <draw:frame draw:style-name="gr87" draw:text-style-name="P3" draw:layer="layout" svg:width="3.063cm" svg:height="0.497cm" svg:x="1.905cm" svg:y="11.792cm">
          <draw:text-box>
            <text:p text:style-name="P2"><text:span text:style-name="T2">change them: </text:span></text:p>
          </draw:text-box>
        </draw:frame>
        <draw:frame draw:style-name="gr3" draw:text-style-name="P3" draw:layer="layout" svg:width="0.422cm" svg:height="0.497cm" svg:x="1.905cm" svg:y="12.363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2.935cm">
          <draw:text-box>
            <text:p text:style-name="P2"><text:span text:style-name="T2">12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1.378cm" svg:height="0.497cm" svg:x="3.175cm" svg:y="12.935cm">
          <draw:text-box>
            <text:p text:style-name="P2"><text:span text:style-name="T2">PATH </text:span></text:p>
          </draw:text-box>
        </draw:frame>
        <draw:frame draw:style-name="gr3" draw:text-style-name="P3" draw:layer="layout" svg:width="0.422cm" svg:height="0.497cm" svg:x="3.175cm" svg:y="13.50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078cm">
          <draw:text-box>
            <text:p text:style-name="P2"><text:span text:style-name="T2">13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479cm" svg:height="0.497cm" svg:x="3.175cm" svg:y="14.078cm">
          <draw:text-box>
            <text:p text:style-name="P2"><text:span text:style-name="T2">TERM </text:span></text:p>
          </draw:text-box>
        </draw:frame>
        <draw:frame draw:style-name="gr3" draw:text-style-name="P3" draw:layer="layout" svg:width="0.422cm" svg:height="0.497cm" svg:x="3.175cm" svg:y="14.645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5.216cm">
          <draw:text-box>
            <text:p text:style-name="P2"><text:span text:style-name="T2">14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4.396cm" svg:height="0.497cm" svg:x="3.175cm" svg:y="15.216cm">
          <draw:text-box>
            <text:p text:style-name="P2"><text:span text:style-name="T2">LD_LIBRARY_PATH </text:span></text:p>
          </draw:text-box>
        </draw:frame>
        <draw:frame draw:style-name="gr3" draw:text-style-name="P3" draw:layer="layout" svg:width="0.422cm" svg:height="0.497cm" svg:x="3.175cm" svg:y="15.788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6.359cm">
          <draw:text-box>
            <text:p text:style-name="P2"><text:span text:style-name="T2">15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2.085cm" svg:height="0.497cm" svg:x="3.175cm" svg:y="16.359cm">
          <draw:text-box>
            <text:p text:style-name="P2"><text:span text:style-name="T2">DISPLAY </text:span></text:p>
          </draw:text-box>
        </draw:frame>
        <draw:frame draw:style-name="gr3" draw:text-style-name="P3" draw:layer="layout" svg:width="0.422cm" svg:height="0.497cm" svg:x="3.175cm" svg:y="16.931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7.502cm">
          <draw:text-box>
            <text:p text:style-name="P2"><text:span text:style-name="T2">16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.594cm" svg:height="0.497cm" svg:x="3.175cm" svg:y="17.502cm">
          <draw:text-box>
            <text:p text:style-name="P2"><text:span text:style-name="T2">HOME </text:span></text:p>
          </draw:text-box>
        </draw:frame>
        <draw:frame draw:style-name="gr3" draw:text-style-name="P3" draw:layer="layout" svg:width="0.422cm" svg:height="0.497cm" svg:x="3.175cm" svg:y="18.07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8.645cm">
          <draw:text-box>
            <text:p text:style-name="P2"><text:span text:style-name="T2">17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0.984cm" svg:height="0.497cm" svg:x="3.175cm" svg:y="18.645cm">
          <draw:text-box>
            <text:p text:style-name="P2"><text:span text:style-name="T2">PS1 </text:span></text:p>
          </draw:text-box>
        </draw:frame>
        <draw:frame draw:style-name="gr3" draw:text-style-name="P3" draw:layer="layout" svg:width="0.422cm" svg:height="0.497cm" svg:x="3.175cm" svg:y="19.217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9.788cm">
          <draw:text-box>
            <text:p text:style-name="P2"><text:span text:style-name="T2">18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.446cm" svg:height="0.497cm" svg:x="3.175cm" svg:y="19.788cm">
          <draw:text-box>
            <text:p text:style-name="P2"><text:span text:style-name="T2">TEMP </text:span></text:p>
          </draw:text-box>
        </draw:frame>
        <draw:frame draw:style-name="gr3" draw:text-style-name="P3" draw:layer="layout" svg:width="0.422cm" svg:height="0.497cm" svg:x="3.175cm" svg:y="20.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0.931cm">
          <draw:text-box>
            <text:p text:style-name="P2"><text:span text:style-name="T2">1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.903cm" svg:height="0.497cm" svg:x="3.175cm" svg:y="20.931cm">
          <draw:text-box>
            <text:p text:style-name="P2"><text:span text:style-name="T2">EDITOR </text:span></text:p>
          </draw:text-box>
        </draw:frame>
        <draw:frame draw:style-name="gr3" draw:text-style-name="P3" draw:layer="layout" svg:width="0.422cm" svg:height="0.497cm" svg:x="3.175cm" svg:y="21.499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2.07cm">
          <draw:text-box>
            <text:p text:style-name="P2"><text:span text:style-name="T2">2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6" draw:text-style-name="P3" draw:layer="layout" svg:width="1.691cm" svg:height="0.497cm" svg:x="3.175cm" svg:y="22.07cm">
          <draw:text-box>
            <text:p text:style-name="P2"><text:span text:style-name="T2">PAGER </text:span></text:p>
          </draw:text-box>
        </draw:frame>
        <draw:frame draw:style-name="gr3" draw:text-style-name="P3" draw:layer="layout" svg:width="0.422cm" svg:height="0.497cm" svg:x="3.175cm" svg:y="22.64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3.213cm">
          <draw:text-box>
            <text:p text:style-name="P2"><text:span text:style-name="T2">21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7" draw:text-style-name="P3" draw:layer="layout" svg:width="14.493cm" svg:height="0.497cm" svg:x="3.175cm" svg:y="23.213cm">
          <draw:text-box>
            <text:p text:style-name="P2"><text:span text:style-name="T2">Write the command to set an environment variable to a new value: </text:span></text:p>
          </draw:text-box>
        </draw:frame>
        <draw:frame draw:style-name="gr3" draw:text-style-name="P3" draw:layer="layout" svg:width="0.422cm" svg:height="0.497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24.356cm">
          <draw:text-box>
            <text:p text:style-name="P2"><text:span text:style-name="T2"><text:s/></text:span></text:p>
          </draw:text-box>
        </draw:frame>
        <draw:frame draw:style-name="gr98" draw:text-style-name="P6" draw:layer="layout" svg:width="13.261cm" svg:height="1.093cm" svg:x="3.771cm" svg:y="5.745cm">
          <draw:text-box>
            <text:p><text:span text:style-name="T7">#!/usr/bin/awk -f</text:span></text:p>
            <text:p><text:span text:style-name="T7">{ if (/^\S+ \S+ \S+ \S+$/) print “True: “ $0 ; else print “False” }</text:span></text:p>
          </draw:text-box>
        </draw:frame>
        <draw:frame draw:style-name="gr99" draw:text-style-name="P6" draw:layer="layout" svg:width="10.018cm" svg:height="1.093cm" svg:x="3.324cm" svg:y="8.627cm">
          <draw:text-box>
            <text:p><text:span text:style-name="T7">#!/usr/bin/awk -f</text:span></text:p>
            <text:p><text:span text:style-name="T7">{ print $1 " : " (($2 + $3 + $4) / 3) }</text:span></text:p>
          </draw:text-box>
        </draw:frame>
        <draw:frame draw:style-name="gr100" draw:text-style-name="P6" draw:layer="layout" svg:width="14.891cm" svg:height="1.093cm" svg:x="4.816cm" svg:y="12.603cm">
          <draw:text-box>
            <text:p><text:span text:style-name="T7">Tells the shell which directories to search for executables in. May need</text:span></text:p>
            <text:p><text:span text:style-name="T7">changed if the shell can’t find a specific executable you want access to.</text:span></text:p>
          </draw:text-box>
        </draw:frame>
        <draw:frame draw:style-name="gr101" draw:text-style-name="P6" draw:layer="layout" svg:width="15.691cm" svg:height="0.547cm" svg:x="4.721cm" svg:y="14cm">
          <draw:text-box>
            <text:p><text:span text:style-name="T7">Sets the default terminal emulator. Change if you want a different default.</text:span></text:p>
          </draw:text-box>
        </draw:frame>
        <draw:frame draw:style-name="gr102" draw:text-style-name="P6" draw:layer="layout" svg:width="11.843cm" svg:height="1.093cm" svg:x="7.388cm" svg:y="14.889cm">
          <draw:text-box>
            <text:p><text:span text:style-name="T7">Path used for debugging a new or non-standard library.</text:span></text:p>
            <text:p><text:span text:style-name="T7">Change if you need to test a library that isn’t standard.</text:span></text:p>
          </draw:text-box>
        </draw:frame>
        <draw:frame draw:style-name="gr103" draw:text-style-name="P6" draw:layer="layout" svg:width="15.826cm" svg:height="1.093cm" svg:x="5.102cm" svg:y="16.209cm">
          <draw:text-box>
            <text:p><text:span text:style-name="T7">Defines: hostname:D.S or more recently hostname:D. Where D = display</text:span></text:p>
            <text:p><text:span text:style-name="T7">and S = screen. May need changing if there are issues with X11 forwarding</text:span></text:p>
          </draw:text-box>
        </draw:frame>
        <draw:frame draw:style-name="gr104" draw:text-style-name="P6" draw:layer="layout" svg:width="14.222cm" svg:height="1.093cm" svg:x="4.721cm" svg:y="17.429cm">
          <draw:text-box>
            <text:p><text:span text:style-name="T7">Determines where the current user’s home directory is. Change if a</text:span></text:p>
            <text:p><text:span text:style-name="T7">different home directory is desired.</text:span></text:p>
          </draw:text-box>
        </draw:frame>
        <draw:frame draw:style-name="gr105" draw:text-style-name="P6" draw:layer="layout" svg:width="15.593cm" svg:height="0.547cm" svg:x="4.213cm" svg:y="18.699cm">
          <draw:text-box>
            <text:p><text:span text:style-name="T7">Format of the terminal prompt. Change to customize look/info of prompt.</text:span></text:p>
          </draw:text-box>
        </draw:frame>
        <draw:frame draw:style-name="gr106" draw:text-style-name="P6" draw:layer="layout" svg:width="14.827cm" svg:height="1.093cm" svg:x="4.467cm" svg:y="19.588cm">
          <draw:text-box>
            <text:p><text:span text:style-name="T7">Path to directory for programs to make temporary files. Change if the</text:span></text:p>
            <text:p><text:span text:style-name="T7">current path is not where you want temporary files to go.</text:span></text:p>
          </draw:text-box>
        </draw:frame>
        <draw:frame draw:style-name="gr107" draw:text-style-name="P6" draw:layer="layout" svg:width="15.805cm" svg:height="1.093cm" svg:x="4.848cm" svg:y="20.858cm">
          <draw:text-box>
            <text:p><text:span text:style-name="T7">Default text editor executable. Change if you want to set a different default</text:span></text:p>
            <text:p><text:span text:style-name="T7">editor.</text:span></text:p>
          </draw:text-box>
        </draw:frame>
        <draw:frame draw:style-name="gr108" draw:text-style-name="P6" draw:layer="layout" svg:width="15.636cm" svg:height="1.093cm" svg:x="4.749cm" svg:y="22.089cm">
          <draw:text-box>
            <text:p><text:span text:style-name="T7">Default pager to use (such as less, and cat being a fallback). Change to use</text:span></text:p>
            <text:p><text:span text:style-name="T7">a different program as default.</text:span></text:p>
          </draw:text-box>
        </draw:frame>
        <draw:frame draw:style-name="gr109" draw:text-style-name="P6" draw:layer="layout" svg:width="16.537cm" svg:height="1.639cm" svg:x="3.324cm" svg:y="23.652cm">
          <draw:text-box>
            <text:p><text:span text:style-name="T7">export {variable}={path_or_executable_name}</text:span></text:p>
            <text:p><text:span text:style-name="T7">To make the changes permanent, add to .profile or .zprofile or any startup file</text:span></text:p>
            <text:p><text:span text:style-name="T7">when running default shell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2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10" draw:text-style-name="P3" draw:layer="layout" svg:width="13.663cm" svg:height="0.497cm" svg:x="3.175cm" svg:y="2.677cm">
          <draw:text-box>
            <text:p text:style-name="P2"><text:span text:style-name="T2">Write the command show the value of an environment variable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4.392cm">
          <draw:text-box>
            <text:p text:style-name="P2"><text:span text:style-name="T2">23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111" draw:text-style-name="P3" draw:layer="layout" svg:width="11.783cm" svg:height="0.497cm" svg:x="3.175cm" svg:y="4.392cm">
          <draw:text-box>
            <text:p text:style-name="P2"><text:span text:style-name="T2">Write the command to show all environment variables 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6.102cm">
          <draw:text-box>
            <text:p text:style-name="P2"><text:span text:style-name="T2">2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112" draw:text-style-name="P3" draw:layer="layout" svg:width="11.788cm" svg:height="0.497cm" svg:x="3.175cm" svg:y="6.102cm">
          <draw:text-box>
            <text:p text:style-name="P2"><text:span text:style-name="T2">Write the command to delete an environment variable 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816cm">
          <draw:text-box>
            <text:p text:style-name="P2"><text:span text:style-name="T2">2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113" draw:text-style-name="P3" draw:layer="layout" svg:width="20.546cm" svg:height="0.497cm" svg:x="3.175cm" svg:y="7.816cm">
          <draw:text-box>
            <text:p text:style-name="P2"><text:span text:style-name="T2">The “bash” shell program interprets the prompt specially, find a description of the special com-</text:span></text:p>
          </draw:text-box>
        </draw:frame>
        <draw:frame draw:style-name="gr114" draw:text-style-name="P3" draw:layer="layout" svg:width="19.928cm" svg:height="0.497cm" svg:x="3.175cm" svg:y="8.388cm">
          <draw:text-box>
            <text:p text:style-name="P2"><text:span text:style-name="T2">mands you can use in your prompt, and make yourself a cool prompt below. <text:s/>Show the “set” </text:span></text:p>
          </draw:text-box>
        </draw:frame>
        <draw:frame draw:style-name="gr115" draw:text-style-name="P3" draw:layer="layout" svg:width="14.074cm" svg:height="0.497cm" svg:x="3.175cm" svg:y="8.959cm">
          <draw:text-box>
            <text:p text:style-name="P2"><text:span text:style-name="T2">command, and then also show what it looks like when you use it: </text:span></text:p>
          </draw:text-box>
        </draw:frame>
        <draw:frame draw:style-name="gr3" draw:text-style-name="P3" draw:layer="layout" svg:width="0.422cm" svg:height="0.497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245cm">
          <draw:text-box>
            <text:p text:style-name="P2"><text:span text:style-name="T2"><text:s/></text:span></text:p>
          </draw:text-box>
        </draw:frame>
        <draw:frame draw:style-name="gr116" draw:text-style-name="P4" draw:layer="layout" svg:width="4.549cm" svg:height="0.513cm" svg:x="1.905cm" svg:y="12.121cm">
          <draw:text-box>
            <text:p text:style-name="P2"><text:span text:style-name="T3">UNIX Shell Scripting</text:span><text:span text:style-name="T11"> </text:span></text:p>
          </draw:text-box>
        </draw:frame>
        <draw:frame draw:style-name="gr117" draw:text-style-name="P3" draw:layer="layout" svg:width="21.914cm" svg:height="0.497cm" svg:x="1.905cm" svg:y="12.871cm">
          <draw:text-box>
            <text:p text:style-name="P2"><text:span text:style-name="T2">Use “bash” to write the following as shell scripts (there are thousands of shell script refs on the inter-</text:span></text:p>
          </draw:text-box>
        </draw:frame>
        <draw:frame draw:style-name="gr118" draw:text-style-name="P3" draw:layer="layout" svg:width="0.993cm" svg:height="0.497cm" svg:x="1.905cm" svg:y="13.443cm">
          <draw:text-box>
            <text:p text:style-name="P2"><text:span text:style-name="T2">net) </text:span></text:p>
          </draw:text-box>
        </draw:frame>
        <draw:frame draw:style-name="gr3" draw:text-style-name="P3" draw:layer="layout" svg:width="0.422cm" svg:height="0.497cm" svg:x="1.905cm" svg:y="14.01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586cm">
          <draw:text-box>
            <text:p text:style-name="P2"><text:span text:style-name="T2">2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19" draw:text-style-name="P3" draw:layer="layout" svg:width="11.872cm" svg:height="0.497cm" svg:x="3.175cm" svg:y="14.586cm">
          <draw:text-box>
            <text:p text:style-name="P2"><text:span text:style-name="T2">Print all the odd numbers from 1 to 99 on the terminal </text:span></text:p>
          </draw:text-box>
        </draw:frame>
        <draw:frame draw:style-name="gr3" draw:text-style-name="P3" draw:layer="layout" svg:width="0.422cm" svg:height="0.497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15.729cm">
          <draw:text-box>
            <text:p text:style-name="P2"><text:span text:style-name="T2"><text:s/></text:span></text:p>
          </draw:text-box>
        </draw:frame>
        <draw:frame draw:style-name="gr120" draw:text-style-name="P6" draw:layer="layout" svg:width="5.074cm" svg:height="0.547cm" svg:x="3.451cm" svg:y="3.332cm">
          <draw:text-box>
            <text:p><text:span text:style-name="T7">printenv {env_variable}</text:span></text:p>
          </draw:text-box>
        </draw:frame>
        <draw:frame draw:style-name="gr121" draw:text-style-name="P6" draw:layer="layout" svg:width="1.822cm" svg:height="0.547cm" svg:x="3.451cm" svg:y="4.729cm">
          <draw:text-box>
            <text:p><text:span text:style-name="T7">printenv</text:span></text:p>
          </draw:text-box>
        </draw:frame>
        <draw:frame draw:style-name="gr122" draw:text-style-name="P6" draw:layer="layout" svg:width="4.384cm" svg:height="0.547cm" svg:x="3.407cm" svg:y="6.507cm">
          <draw:text-box>
            <text:p><text:span text:style-name="T7">unset {env_variable}</text:span></text:p>
          </draw:text-box>
        </draw:frame>
        <draw:frame draw:style-name="gr123" draw:text-style-name="P6" draw:layer="layout" svg:width="6.081cm" svg:height="2.731cm" svg:x="3.385cm" svg:y="9.389cm">
          <draw:text-box>
            <text:p><text:span text:style-name="T7">set PS1=’[\A] \u@\s \w \$ ‘</text:span></text:p>
            <text:p><text:span text:style-name="T7">export $1</text:span></text:p>
            <text:p><text:span text:style-name="T7"/></text:p>
            <text:p><text:span text:style-name="T7">[00:00] user@shell ~ $</text:span></text:p>
            <text:p><text:span text:style-name="T7">(\w is the full directory path)</text:span></text:p>
          </draw:text-box>
        </draw:frame>
        <draw:frame draw:style-name="gr124" draw:text-style-name="P6" draw:layer="layout" svg:width="4.151cm" svg:height="6.007cm" svg:x="3.999cm" svg:y="15.867cm">
          <draw:text-box>
            <text:p><text:span text:style-name="T7">#!/bin/sh</text:span></text:p>
            <text:p><text:span text:style-name="T7"/></text:p>
            <text:p><text:span text:style-name="T7">i=0</text:span></text:p>
            <text:p><text:span text:style-name="T7">while (( $i &lt; 100 ))</text:span></text:p>
            <text:p><text:span text:style-name="T7">do</text:span></text:p>
            <text:p><text:span text:style-name="T7"><text:s text:c="4"/></text:span><text:span text:style-name="T7">if (( $i % 2 !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4"/></text:span><text:span text:style-name="T7">fi</text:span></text:p>
            <text:p><text:span text:style-name="T7"><text:s text:c="4"/></text:span><text:span text:style-name="T7">i=$(( i + 1 ))</text:span></text:p>
            <text:p><text:span text:style-name="T7">don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5" draw:text-style-name="P3" draw:layer="layout" svg:width="11.055cm" svg:height="0.497cm" svg:x="3.175cm" svg:y="2.677cm">
          <draw:text-box>
            <text:p text:style-name="P2"><text:span text:style-name="T2">Print a times table from 1 to 10 on each dimension </text:span></text:p>
          </draw:text-box>
        </draw:frame>
        <draw:frame draw:style-name="gr3" draw:text-style-name="P3" draw:layer="layout" svg:width="0.422cm" svg:height="0.497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4.963cm">
          <draw:text-box>
            <text:p text:style-name="P2"><text:span text:style-name="T2"><text:s/></text:span></text:p>
          </draw:text-box>
        </draw:frame>
        <draw:frame draw:style-name="gr126" draw:text-style-name="P6" draw:layer="layout" svg:width="5.59cm" svg:height="10.921cm" svg:x="2.433cm" svg:y="3.459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k=$(( $i * $j ))</text:span></text:p>
            <text:p><text:span text:style-name="T7"><text:s text:c="8"/></text:span><text:span text:style-name="T7">if (( $k &lt; 10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printf $(( $k ))" <text:s/>"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printf $(( $k ))" "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 ))</text:span></text:p>
            <text:p><text:span text:style-name="T7"><text:s text:c="4"/></text:span><text:span text:style-name="T7">printf "\n"</text:span></text:p>
            <text:p><text:span text:style-name="T7">done</text:span></text:p>
          </draw:text-box>
        </draw:frame>
        <draw:frame draw:style-name="gr127" draw:text-style-name="P10" draw:layer="layout" svg:width="13.299cm" svg:height="0.585cm" svg:x="7.134cm" svg:y="8.412cm">
          <draw:text-box>
            <text:p><text:span text:style-name="T13"># conditional printf not necessary, but looks better</text:span></text:p>
          </draw:text-box>
        </draw:frame>
        <draw:frame draw:style-name="gr128" draw:text-style-name="P5" draw:layer="layout" svg:width="18.658cm" svg:height="1.639cm" svg:x="1.836cm" svg:y="14.393cm">
          <draw:text-box>
            <text:p><text:span text:style-name="T6">-----------------------------------------------------------------------------------------------------------------</text:span></text:p>
            <text:p><text:span text:style-name="T6">------------------------------------- without conditional printf -------------------------------------------</text:span></text:p>
            <text:p><text:span text:style-name="T6">-----------------------------------------------------------------------------------------------------------------</text:span></text:p>
          </draw:text-box>
        </draw:frame>
        <draw:frame draw:style-name="gr129" draw:text-style-name="P6" draw:layer="layout" svg:width="4.976cm" svg:height="8.191cm" svg:x="4.594cm" svg:y="16.413cm">
          <draw:text-box>
            <text:p><text:span text:style-name="T7">#!/bin/sh</text:span></text:p>
            <text:p><text:span text:style-name="T7"/></text:p>
            <text:p><text:span text:style-name="T7">i=1</text:span></text:p>
            <text:p><text:span text:style-name="T7">while (( $i &lt;= 10 ))</text:span></text:p>
            <text:p><text:span text:style-name="T7">do</text:span></text:p>
            <text:p><text:span text:style-name="T7"><text:s text:c="4"/></text:span><text:span text:style-name="T7">j=1</text:span></text:p>
            <text:p><text:span text:style-name="T7"><text:s text:c="4"/></text:span><text:span text:style-name="T7">while (( $j &lt;= 10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printf $(( i * j ))" "</text:span></text:p>
            <text:p><text:span text:style-name="T7"><text:s text:c="8"/></text:span><text:span text:style-name="T7">j=$(( j + 1 ))</text:span></text:p>
            <text:p><text:span text:style-name="T7"><text:s text:c="4"/></text:span><text:span text:style-name="T7">done</text:span></text:p>
            <text:p><text:span text:style-name="T7"><text:s text:c="4"/></text:span><text:span text:style-name="T7">i=$(( i + 1))</text:span></text:p>
            <text:p><text:span text:style-name="T7"><text:s text:c="4"/></text:span><text:span text:style-name="T7">printf "\n"</text:span></text:p>
            <text:p><text:span text:style-name="T7">done</text:span></text:p>
            <text:p><text:span text:style-name="T7"/></text:p>
          </draw:text-box>
        </draw:frame>
        <draw:frame draw:style-name="gr130" draw:text-style-name="P10" draw:layer="layout" svg:width="4.502cm" svg:height="0.585cm" svg:x="8.785cm" svg:y="9.478cm">
          <draw:text-box>
            <text:p><text:span text:style-name="T13"># with 2 spaces here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8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1" draw:text-style-name="P3" draw:layer="layout" svg:width="20.601cm" svg:height="0.497cm" svg:x="3.175cm" svg:y="2.677cm">
          <draw:text-box>
            <text:p text:style-name="P2"><text:span text:style-name="T2">Write a shell </text:span><text:span text:style-name="T8">function</text:span><text:span text:style-name="T2"> that will take two numbers and determine if a is a multiple of b, then use </text:span></text:p>
          </draw:text-box>
        </draw:frame>
        <draw:frame draw:style-name="gr132" draw:text-style-name="P3" draw:layer="layout" svg:width="20.389cm" svg:height="0.497cm" svg:x="3.175cm" svg:y="3.249cm">
          <draw:text-box>
            <text:p text:style-name="P2"><text:span text:style-name="T2">that function to write another function to determine if a number </text:span><text:span text:style-name="T8">a</text:span><text:span text:style-name="T2"> is prime, and then use a for </text:span></text:p>
          </draw:text-box>
        </draw:frame>
        <draw:frame draw:style-name="gr133" draw:text-style-name="P3" draw:layer="layout" svg:width="10.793cm" svg:height="0.497cm" svg:x="3.175cm" svg:y="3.82cm">
          <draw:text-box>
            <text:p text:style-name="P2"><text:span text:style-name="T2">loop to display prime numbers between 2 and 31. 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6.673cm">
          <draw:text-box>
            <text:p text:style-name="P2"><text:span text:style-name="T2"><text:s/></text:span></text:p>
          </draw:text-box>
        </draw:frame>
        <draw:frame draw:style-name="gr134" draw:text-style-name="P6" draw:layer="layout" svg:width="4.853cm" svg:height="21.841cm" svg:x="13.584cm" svg:y="3.843cm">
          <draw:text-box>
            <text:p><text:span text:style-name="T7">#!/bin/sh</text:span></text:p>
            <text:p><text:span text:style-name="T7">is_mult_of () {</text:span></text:p>
            <text:p><text:span text:style-name="T7"><text:s text:c="4"/></text:span><text:span text:style-name="T7">if (( $1 % $2 == 0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>is_prime () {</text:span></text:p>
            <text:p><text:span text:style-name="T7"><text:s text:c="4"/></text:span><text:span text:style-name="T7">if is_mult_of $1 $2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return 1 #1 = false</text:span></text:p>
            <text:p><text:span text:style-name="T7"><text:s text:c="4"/></text:span><text:span text:style-name="T7">else</text:span></text:p>
            <text:p><text:span text:style-name="T7"><text:s text:c="8"/></text:span><text:span text:style-name="T7">return 0 #0 = true</text:span></text:p>
            <text:p><text:span text:style-name="T7"><text:s text:c="4"/></text:span><text:span text:style-name="T7">fi</text:span></text:p>
            <text:p><text:span text:style-name="T7">}</text:span></text:p>
            <text:p><text:span text:style-name="T7"/></text:p>
            <text:p><text:span text:style-name="T7">for i in {2..31}</text:span></text:p>
            <text:p><text:span text:style-name="T7">do</text:span></text:p>
            <text:p><text:span text:style-name="T7"><text:s text:c="4"/></text:span><text:span text:style-name="T7">if (( $i == 2 )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echo $i</text:span></text:p>
            <text:p><text:span text:style-name="T7"><text:s text:c="8"/></text:span><text:span text:style-name="T7">continue</text:span></text:p>
            <text:p><text:span text:style-name="T7"><text:s text:c="4"/></text:span><text:span text:style-name="T7">fi</text:span></text:p>
            <text:p><text:span text:style-name="T7"><text:s text:c="4"/></text:span><text:span text:style-name="T7">j=$(( i - 1 ))</text:span></text:p>
            <text:p><text:span text:style-name="T7"><text:s text:c="4"/></text:span><text:span text:style-name="T7">while (( j &gt;= 2 ))</text:span></text:p>
            <text:p><text:span text:style-name="T7"><text:s text:c="4"/></text:span><text:span text:style-name="T7">do</text:span></text:p>
            <text:p><text:span text:style-name="T7"><text:s text:c="8"/></text:span><text:span text:style-name="T7">if ! is_prime $i $j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break</text:span></text:p>
            <text:p><text:span text:style-name="T7"><text:s text:c="8"/></text:span><text:span text:style-name="T7">fi</text:span></text:p>
            <text:p><text:span text:style-name="T7"><text:s text:c="8"/></text:span><text:span text:style-name="T7">if (( $j == 2 ))</text:span></text:p>
            <text:p><text:span text:style-name="T7"><text:s text:c="8"/></text:span><text:span text:style-name="T7">then</text:span></text:p>
            <text:p><text:span text:style-name="T7"><text:s text:c="12"/></text:span><text:span text:style-name="T7">echo $i</text:span></text:p>
            <text:p><text:span text:style-name="T7"><text:s text:c="8"/></text:span><text:span text:style-name="T7">fi</text:span></text:p>
            <text:p><text:span text:style-name="T7"><text:s text:c="8"/></text:span><text:span text:style-name="T7">j=$(( j - 1 ))</text:span></text:p>
            <text:p><text:span text:style-name="T7"><text:s text:c="4"/></text:span><text:span text:style-name="T7">done</text:span></text:p>
            <text:p><text:span text:style-name="T7">done</text:span></text:p>
            <text:p><text:span text:style-name="T7"/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2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5" draw:text-style-name="P3" draw:layer="layout" svg:width="20.034cm" svg:height="0.497cm" svg:x="3.175cm" svg:y="2.677cm">
          <draw:text-box>
            <text:p text:style-name="P2"><text:span text:style-name="T2">Loop over all of the files in a directory and if the file contains the text “bob”, add it to a shell </text:span></text:p>
          </draw:text-box>
        </draw:frame>
        <draw:frame draw:style-name="gr136" draw:text-style-name="P3" draw:layer="layout" svg:width="20.576cm" svg:height="0.497cm" svg:x="3.175cm" svg:y="3.249cm">
          <draw:text-box>
            <text:p text:style-name="P2"><text:span text:style-name="T2">variable. <text:s/>After processing all files, display the final list of files, all on one line. <text:s/>The shell script </text:span></text:p>
          </draw:text-box>
        </draw:frame>
        <draw:frame draw:style-name="gr137" draw:text-style-name="P3" draw:layer="layout" svg:width="7.067cm" svg:height="0.497cm" svg:x="3.175cm" svg:y="3.82cm">
          <draw:text-box>
            <text:p text:style-name="P2"><text:span text:style-name="T2">should produce no other output. </text:span></text:p>
          </draw:text-box>
        </draw:frame>
        <draw:frame draw:style-name="gr3" draw:text-style-name="P3" draw:layer="layout" svg:width="0.422cm" svg:height="0.497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11.245cm">
          <draw:text-box>
            <text:p text:style-name="P2"><text:span text:style-name="T2"><text:s/></text:span></text:p>
          </draw:text-box>
        </draw:frame>
        <draw:frame draw:style-name="gr138" draw:text-style-name="P6" draw:layer="layout" svg:width="6.83cm" svg:height="6.553cm" svg:x="3.959cm" svg:y="5.491cm">
          <draw:text-box>
            <text:p><text:span text:style-name="T7">#!/bin/sh</text:span></text:p>
            <text:p><text:span text:style-name="T7"/></text:p>
            <text:p><text:span text:style-name="T7">filelist=()</text:span></text:p>
            <text:p><text:span text:style-name="T7">for i in *</text:span></text:p>
            <text:p><text:span text:style-name="T7">do</text:span></text:p>
            <text:p><text:span text:style-name="T7"><text:s text:c="4"/></text:span><text:span text:style-name="T7">if ( grep "bob" $i &gt; /dev/null )</text:span></text:p>
            <text:p><text:span text:style-name="T7"><text:s text:c="4"/></text:span><text:span text:style-name="T7">then</text:span></text:p>
            <text:p><text:span text:style-name="T7"><text:s text:c="8"/></text:span><text:span text:style-name="T7">filelist+=$i</text:span></text:p>
            <text:p><text:span text:style-name="T7"><text:s text:c="4"/></text:span><text:span text:style-name="T7">fi</text:span></text:p>
            <text:p><text:span text:style-name="T7">done</text:span></text:p>
            <text:p><text:span text:style-name="T7">echo ${filelist[@]}</text:span></text:p>
            <text:p><text:span text:style-name="T7"/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97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3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39" draw:text-style-name="P3" draw:layer="layout" svg:width="19.933cm" svg:height="0.497cm" svg:x="3.175cm" svg:y="2.677cm">
          <draw:text-box>
            <text:p text:style-name="P2"><text:span text:style-name="T2">Consult a manual on the “test” command, and then write a bash shell function that will loop </text:span></text:p>
          </draw:text-box>
        </draw:frame>
        <draw:frame draw:style-name="gr140" draw:text-style-name="P3" draw:layer="layout" svg:width="20.627cm" svg:height="0.497cm" svg:x="3.175cm" svg:y="3.249cm">
          <draw:text-box>
            <text:p text:style-name="P2"><text:span text:style-name="T2">over all files in a directory whose named ends in “.c”. <text:s/>For each C file, use the test utility to see </text:span></text:p>
          </draw:text-box>
        </draw:frame>
        <draw:frame draw:style-name="gr141" draw:text-style-name="P3" draw:layer="layout" svg:width="20.462cm" svg:height="0.497cm" svg:x="3.175cm" svg:y="3.82cm">
          <draw:text-box>
            <text:p text:style-name="P2"><text:span text:style-name="T2">if there is a matching “.o” file, if there is, look to see if the .c file is newer than the .o. <text:s/>If the .o </text:span></text:p>
          </draw:text-box>
        </draw:frame>
        <draw:frame draw:style-name="gr142" draw:text-style-name="P3" draw:layer="layout" svg:width="20.06cm" svg:height="0.497cm" svg:x="3.175cm" svg:y="4.392cm">
          <draw:text-box>
            <text:p text:style-name="P2"><text:span text:style-name="T2">doesn’t exist or the .c file is newer, then compile the .c file into the .o file. <text:s/>If the compilation </text:span></text:p>
          </draw:text-box>
        </draw:frame>
        <draw:frame draw:style-name="gr143" draw:text-style-name="P3" draw:layer="layout" svg:width="21.016cm" svg:height="0.497cm" svg:x="3.175cm" svg:y="4.963cm">
          <draw:text-box>
            <text:p text:style-name="P2"><text:span text:style-name="T2">breaks, abort the shell script. <text:s/>Finally, look to see if all the .o files are newer than the name of an </text:span></text:p>
          </draw:text-box>
        </draw:frame>
        <draw:frame draw:style-name="gr140" draw:text-style-name="P3" draw:layer="layout" svg:width="20.627cm" svg:height="0.497cm" svg:x="3.175cm" svg:y="5.53cm">
          <draw:text-box>
            <text:p text:style-name="P2"><text:span text:style-name="T2">executable given on the command line. <text:s/>If the executable is not present, is not executable, or is </text:span></text:p>
          </draw:text-box>
        </draw:frame>
        <draw:frame draw:style-name="gr144" draw:text-style-name="P3" draw:layer="layout" svg:width="20.47cm" svg:height="0.497cm" svg:x="3.175cm" svg:y="6.102cm">
          <draw:text-box>
            <text:p text:style-name="P2"><text:span text:style-name="T2">older than any of the .o files, recompile the executable using all of the .o files in the directory. <text:s/></text:span></text:p>
          </draw:text-box>
        </draw:frame>
        <draw:frame draw:style-name="gr145" draw:text-style-name="P3" draw:layer="layout" svg:width="12.122cm" svg:height="0.497cm" svg:x="3.175cm" svg:y="6.673cm">
          <draw:text-box>
            <text:p text:style-name="P2"><text:span text:style-name="T8">Hint: this one might go better if you use shell variables.</text:span><text:span text:style-name="T2"> </text:span></text:p>
          </draw:text-box>
        </draw:frame>
        <draw:frame draw:style-name="gr3" draw:text-style-name="P3" draw:layer="layout" svg:width="0.422cm" svg:height="0.497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6.985cm" svg:y="7.816cm">
          <draw:text-box>
            <text:p text:style-name="P2"><text:span text:style-name="T2"><text:s/></text:span></text:p>
          </draw:text-box>
        </draw:frame>
        <draw:frame draw:style-name="gr146" draw:text-style-name="P11" draw:layer="layout" svg:width="7.025cm" svg:height="18.801cm" svg:x="12.809cm" svg:y="6.761cm">
          <draw:text-box>
            <text:p><text:span text:style-name="T14">#!/bin/sh</text:span></text:p>
            <text:p><text:span text:style-name="T14"/></text:p>
            <text:p><text:span text:style-name="T14">set -e</text:span></text:p>
            <text:p><text:span text:style-name="T14"/></text:p>
            <text:p><text:span text:style-name="T14">for i in *.c</text:span></text:p>
            <text:p><text:span text:style-name="T14">do</text:span></text:p>
            <text:p><text:span text:style-name="T14"><text:s text:c="4"/></text:span><text:span text:style-name="T14">j=${i::-2}</text:span></text:p>
            <text:p><text:span text:style-name="T14"><text:s text:c="4"/></text:span><text:span text:style-name="T14">if ( test -e $j.o )</text:span></text:p>
            <text:p><text:span text:style-name="T14"><text:s text:c="4"/></text:span><text:span text:style-name="T14">then</text:span></text:p>
            <text:p><text:span text:style-name="T14"><text:s text:c="8"/></text:span><text:span text:style-name="T14">if ( test $i -nt $j.o )</text:span></text:p>
            <text:p><text:span text:style-name="T14"><text:s text:c="8"/></text:span><text:span text:style-name="T14">then</text:span></text:p>
            <text:p><text:span text:style-name="T14"><text:s text:c="12"/></text:span><text:span text:style-name="T14">gcc -c $i</text:span></text:p>
            <text:p><text:span text:style-name="T14"><text:s text:c="8"/></text:span><text:span text:style-name="T14">fi</text:span></text:p>
            <text:p><text:span text:style-name="T14"><text:s text:c="4"/></text:span><text:span text:style-name="T14">else</text:span></text:p>
            <text:p><text:span text:style-name="T14"><text:s text:c="8"/></text:span><text:span text:style-name="T14">gcc -c $i</text:span></text:p>
            <text:p><text:span text:style-name="T14"><text:s text:c="4"/></text:span><text:span text:style-name="T14">fi</text:span></text:p>
            <text:p><text:span text:style-name="T14">done</text:span></text:p>
            <text:p><text:span text:style-name="T14"/></text:p>
            <text:p><text:span text:style-name="T14">objfiles=*.o</text:span></text:p>
            <text:p><text:span text:style-name="T14">echo "Please input executable name"</text:span></text:p>
            <text:p><text:span text:style-name="T14">read execname</text:span></text:p>
            <text:p><text:span text:style-name="T14"/></text:p>
            <text:p><text:span text:style-name="T14">if ( test -e $execname )</text:span></text:p>
            <text:p><text:span text:style-name="T14">then</text:span></text:p>
            <text:p><text:span text:style-name="T14"><text:s text:c="4"/></text:span><text:span text:style-name="T14">if ( test -f $execname )</text:span></text:p>
            <text:p><text:span text:style-name="T14"><text:s text:c="4"/></text:span><text:span text:style-name="T14">then</text:span></text:p>
            <text:p><text:span text:style-name="T14"><text:s text:c="8"/></text:span><text:span text:style-name="T14">gcc -o $execname ${objfiles[@]}</text:span></text:p>
            <text:p><text:span text:style-name="T14"><text:s text:c="8"/></text:span><text:span text:style-name="T14">break</text:span></text:p>
            <text:p><text:span text:style-name="T14"><text:s text:c="4"/></text:span><text:span text:style-name="T14">fi</text:span></text:p>
            <text:p><text:span text:style-name="T14"><text:s text:c="4"/></text:span><text:span text:style-name="T14">for i in ${objfiles[@]}</text:span></text:p>
            <text:p><text:span text:style-name="T14"><text:s text:c="4"/></text:span><text:span text:style-name="T14">do</text:span></text:p>
            <text:p><text:span text:style-name="T14"><text:s text:c="8"/></text:span><text:span text:style-name="T14">if ( test $execname -ot $i )</text:span></text:p>
            <text:p><text:span text:style-name="T14"><text:s text:c="8"/></text:span><text:span text:style-name="T14">then</text:span></text:p>
            <text:p><text:span text:style-name="T14"><text:s text:c="12"/></text:span><text:span text:style-name="T14">gcc -o $execname ${objfiles[@]}</text:span></text:p>
            <text:p><text:span text:style-name="T14"><text:s text:c="12"/></text:span><text:span text:style-name="T14">break</text:span></text:p>
            <text:p><text:span text:style-name="T14"><text:s text:c="8"/></text:span><text:span text:style-name="T14">fi</text:span></text:p>
            <text:p><text:span text:style-name="T14"><text:s text:c="4"/></text:span><text:span text:style-name="T14">done</text:span></text:p>
            <text:p><text:span text:style-name="T14">else</text:span></text:p>
            <text:p><text:span text:style-name="T14"><text:s text:c="4"/></text:span><text:span text:style-name="T14">gcc -o $execname ${objfiles[@]}</text:span></text:p>
            <text:p><text:span text:style-name="T14">fi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80" draw:text-style-name="P3" draw:layer="layout" svg:width="0.679cm" svg:height="0.497cm" svg:x="10.376cm" svg:y="25.664cm">
          <draw:text-box>
            <text:p text:style-name="P2"><text:span text:style-name="T2">1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2.677cm">
          <draw:text-box>
            <text:p text:style-name="P2"><text:span text:style-name="T2">3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47" draw:text-style-name="P3" draw:layer="layout" svg:width="20.203cm" svg:height="0.497cm" svg:x="3.175cm" svg:y="2.677cm">
          <draw:text-box>
            <text:p text:style-name="P2"><text:span text:style-name="T2">Perform some background research and find out the name(s) of the shell script that bash will </text:span></text:p>
          </draw:text-box>
        </draw:frame>
        <draw:frame draw:style-name="gr148" draw:text-style-name="P3" draw:layer="layout" svg:width="18.785cm" svg:height="0.497cm" svg:x="3.175cm" svg:y="3.249cm">
          <draw:text-box>
            <text:p text:style-name="P2"><text:span text:style-name="T2">execute when you log in, and when you log out. <text:s/>Modify the shell script to change your </text:span></text:p>
          </draw:text-box>
        </draw:frame>
        <draw:frame draw:style-name="gr149" draw:text-style-name="P3" draw:layer="layout" svg:width="19.822cm" svg:height="0.497cm" svg:x="3.175cm" svg:y="3.82cm">
          <draw:text-box>
            <text:p text:style-name="P2"><text:span text:style-name="T2">prompt to something fun (your choice), modify the path to include your own personal bin di-</text:span></text:p>
          </draw:text-box>
        </draw:frame>
        <draw:frame draw:style-name="gr150" draw:text-style-name="P3" draw:layer="layout" svg:width="12.668cm" svg:height="0.497cm" svg:x="3.175cm" svg:y="4.392cm">
          <draw:text-box>
            <text:p text:style-name="P2"><text:span text:style-name="T2">rectory, and create an alias for the vi command to be edit. </text:span></text:p>
          </draw:text-box>
        </draw:frame>
        <draw:frame draw:style-name="gr3" draw:text-style-name="P3" draw:layer="layout" svg:width="0.422cm" svg:height="0.497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  <draw:frame draw:style-name="gr151" draw:text-style-name="P6" draw:layer="layout" svg:width="2.944cm" svg:height="0.547cm" svg:x="3.197cm" svg:y="5.491cm">
          <draw:text-box>
            <text:p><text:span text:style-name="T7">.bash_profile:</text:span></text:p>
          </draw:text-box>
        </draw:frame>
        <draw:frame draw:style-name="gr152" draw:text-style-name="P6" draw:layer="layout" svg:width="4.532cm" svg:height="1.639cm" svg:x="5.229cm" svg:y="6.507cm">
          <draw:text-box>
            <text:p><text:span text:style-name="T7">PS1=’something fun’</text:span></text:p>
            <text:p><text:span text:style-name="T7">PATH=$PATH:~/bin</text:span></text:p>
            <text:p><text:span text:style-name="T7">alias edit=’vi’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97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6.873cm" svg:height="0.497cm" svg:x="2.096cm" svg:y="25.664cm">
          <draw:text-box>
            <text:p text:style-name="P2"><text:span text:style-name="T2">CMPE320 – Operating Systems </text:span></text:p>
          </draw:text-box>
        </draw:frame>
        <draw:frame draw:style-name="gr80" draw:text-style-name="P3" draw:layer="layout" svg:width="0.679cm" svg:height="0.497cm" svg:x="10.376cm" svg:y="25.664cm">
          <draw:text-box>
            <text:p text:style-name="P2"><text:span text:style-name="T2">1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8cm" svg:height="0.497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97cm" svg:x="1.905cm" svg:y="26.236cm">
          <draw:text-box>
            <text:p text:style-name="P2"><text:span text:style-name="T2"><text:s/></text:span></text:p>
          </draw:text-box>
        </draw:frame>
        <draw:frame draw:style-name="gr153" draw:text-style-name="P4" draw:layer="layout" svg:width="3.914cm" svg:height="0.513cm" svg:x="1.905cm" svg:y="2.558cm">
          <draw:text-box>
            <text:p text:style-name="P2"><text:span text:style-name="T3">UNIX Job Control </text:span></text:p>
          </draw:text-box>
        </draw:frame>
        <draw:frame draw:style-name="gr80" draw:text-style-name="P3" draw:layer="layout" svg:width="0.679cm" svg:height="0.497cm" svg:x="2.54cm" svg:y="3.308cm">
          <draw:text-box>
            <text:p text:style-name="P2"><text:span text:style-name="T2">32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54" draw:text-style-name="P3" draw:layer="layout" svg:width="10.607cm" svg:height="0.497cm" svg:x="3.175cm" svg:y="3.308cm">
          <draw:text-box>
            <text:p text:style-name="P2"><text:span text:style-name="T2">Show how to run a command in the background: </text:span></text:p>
          </draw:text-box>
        </draw:frame>
        <draw:frame draw:style-name="gr3" draw:text-style-name="P3" draw:layer="layout" svg:width="0.422cm" svg:height="0.497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5.02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5.594cm">
          <draw:text-box>
            <text:p text:style-name="P2"><text:span text:style-name="T2">3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55" draw:text-style-name="P3" draw:layer="layout" svg:width="12.609cm" svg:height="0.497cm" svg:x="3.175cm" svg:y="5.594cm">
          <draw:text-box>
            <text:p text:style-name="P2"><text:span text:style-name="T2">Describe how to kill a command that is currently running: </text:span></text:p>
          </draw:text-box>
        </draw:frame>
        <draw:frame draw:style-name="gr3" draw:text-style-name="P3" draw:layer="layout" svg:width="0.422cm" svg:height="0.497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7.308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7.88cm">
          <draw:text-box>
            <text:p text:style-name="P2"><text:span text:style-name="T2">3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56" draw:text-style-name="P3" draw:layer="layout" svg:width="13.71cm" svg:height="0.497cm" svg:x="3.175cm" svg:y="7.88cm">
          <draw:text-box>
            <text:p text:style-name="P2"><text:span text:style-name="T2">Describe how to suspend a command that is currently running: </text:span></text:p>
          </draw:text-box>
        </draw:frame>
        <draw:frame draw:style-name="gr3" draw:text-style-name="P3" draw:layer="layout" svg:width="0.422cm" svg:height="0.497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9.594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0.162cm">
          <draw:text-box>
            <text:p text:style-name="P2"><text:span text:style-name="T2">3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57" draw:text-style-name="P3" draw:layer="layout" svg:width="14.137cm" svg:height="0.497cm" svg:x="3.175cm" svg:y="10.162cm">
          <draw:text-box>
            <text:p text:style-name="P2"><text:span text:style-name="T2">Describe how to put a suspended command into the background: </text:span></text:p>
          </draw:text-box>
        </draw:frame>
        <draw:frame draw:style-name="gr3" draw:text-style-name="P3" draw:layer="layout" svg:width="0.422cm" svg:height="0.497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1.876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2.448cm">
          <draw:text-box>
            <text:p text:style-name="P2"><text:span text:style-name="T2">3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58" draw:text-style-name="P3" draw:layer="layout" svg:width="14.408cm" svg:height="0.497cm" svg:x="3.175cm" svg:y="12.448cm">
          <draw:text-box>
            <text:p text:style-name="P2"><text:span text:style-name="T2">Describe how to restore a suspended command to the foreground: </text:span></text:p>
          </draw:text-box>
        </draw:frame>
        <draw:frame draw:style-name="gr3" draw:text-style-name="P3" draw:layer="layout" svg:width="0.422cm" svg:height="0.497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97cm" svg:x="3.175cm" svg:y="14.162cm">
          <draw:text-box>
            <text:p text:style-name="P2"><text:span text:style-name="T2"><text:s/></text:span></text:p>
          </draw:text-box>
        </draw:frame>
        <draw:frame draw:style-name="gr80" draw:text-style-name="P3" draw:layer="layout" svg:width="0.679cm" svg:height="0.497cm" svg:x="2.54cm" svg:y="14.734cm">
          <draw:text-box>
            <text:p text:style-name="P2"><text:span text:style-name="T2">3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59" draw:text-style-name="P3" draw:layer="layout" svg:width="16.77cm" svg:height="0.497cm" svg:x="3.175cm" svg:y="14.734cm">
          <draw:text-box>
            <text:p text:style-name="P2"><text:span text:style-name="T2">Describe how to run a command and have it continue to run after you logout: </text:span></text:p>
          </draw:text-box>
        </draw:frame>
        <draw:frame draw:style-name="gr3" draw:text-style-name="P3" draw:layer="layout" svg:width="0.422cm" svg:height="0.497cm" svg:x="1.905cm" svg:y="15.305cm">
          <draw:text-box>
            <text:p text:style-name="P2"><text:span text:style-name="T2"><text:s/></text:span></text:p>
          </draw:text-box>
        </draw:frame>
        <draw:frame draw:style-name="gr160" draw:text-style-name="P6" draw:layer="layout" svg:width="17.393cm" svg:height="2.185cm" svg:x="3.197cm" svg:y="3.801cm">
          <draw:text-box>
            <text:p><text:span text:style-name="T7">Some programs allow running in the background by flag or default, but the universal option is:</text:span></text:p>
            <text:p><text:span text:style-name="T7">{command} &amp;</text:span></text:p>
          </draw:text-box>
        </draw:frame>
        <draw:frame draw:style-name="gr33" draw:text-style-name="P6" draw:layer="layout" svg:width="14.478cm" svg:height="1.639cm" svg:x="3.197cm" svg:y="5.999cm">
          <draw:text-box>
            <text:p><text:span text:style-name="T7">Identify the PID by: ps -e</text:span></text:p>
            <text:p><text:span text:style-name="T7">kill {PID} (default sends SIGTERM, use -KILL flag to send kill)</text:span></text:p>
            <text:p><text:span text:style-name="T7">Or if you’re running it in the cli you’re in, you can ctrl-c </text:span></text:p>
          </draw:text-box>
        </draw:frame>
        <draw:frame draw:style-name="gr161" draw:text-style-name="P6" draw:layer="layout" svg:width="11.644cm" svg:height="1.093cm" svg:x="3.324cm" svg:y="8.412cm">
          <draw:text-box>
            <text:p><text:span text:style-name="T7">Use ctrl-z if the program is running in your current cli.</text:span></text:p>
            <text:p><text:span text:style-name="T7">Otherwise you can use kill -TSTP {PID}</text:span></text:p>
          </draw:text-box>
        </draw:frame>
        <draw:frame draw:style-name="gr162" draw:text-style-name="P6" draw:layer="layout" svg:width="4.345cm" svg:height="0.547cm" svg:x="3.297cm" svg:y="10.786cm">
          <draw:text-box>
            <text:p><text:span text:style-name="T7">ctrl-z followed by bg</text:span></text:p>
          </draw:text-box>
        </draw:frame>
        <draw:frame draw:style-name="gr25" draw:text-style-name="P6" draw:layer="layout" svg:width="1.143cm" svg:height="0.547cm" svg:x="3.451cm" svg:y="13.072cm">
          <draw:text-box>
            <text:p><text:span text:style-name="T7">fg</text:span></text:p>
          </draw:text-box>
        </draw:frame>
        <draw:frame draw:style-name="gr163" draw:text-style-name="P6" draw:layer="layout" svg:width="4.489cm" svg:height="0.547cm" svg:x="3.451cm" svg:y="15.524cm">
          <draw:text-box>
            <text:p><text:span text:style-name="T7">nohup {command} &amp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8T14:31:50.708842122</dc:date>
    <meta:editing-duration>PT16H30M56S</meta:editing-duration>
    <meta:editing-cycles>65</meta:editing-cycles>
    <meta:generator>LibreOffice/6.4.0.3$Linux_X86_64 LibreOffice_project/40$Build-3</meta:generator>
    <meta:document-statistic meta:object-count="541"/>
  </office:meta>
</office:document-meta>
</file>